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8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1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58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8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8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9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8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60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5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56">
            <text:p>人口數</text:p>
          </table:table-cell>
          <table:table-cell office:value-type="string" table:number-columns-spanned="1" table:number-rows-spanned="2" table:style-name="ce57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56">
            <text:p>出生數</text:p>
          </table:table-cell>
          <table:table-cell office:value-type="string" table:number-columns-spanned="1" table:number-rows-spanned="2" table:style-name="ce57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56">
            <text:p>死亡數</text:p>
          </table:table-cell>
          <table:table-cell office:value-type="string" table:number-columns-spanned="1" table:number-rows-spanned="2" table:style-name="ce55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56">
            <text:p>合計</text:p>
          </table:table-cell>
          <table:table-cell office:value-type="string" table:number-columns-spanned="1" table:number-rows-spanned="2" table:style-name="ce55">
            <text:p>不同</text:p>
            <text:p>性別</text:p>
          </table:table-cell>
          <table:table-cell office:value-type="string" table:number-columns-spanned="1" table:number-rows-spanned="2" table:style-name="ce55">
            <text:p>相同</text:p>
            <text:p>性別</text:p>
          </table:table-cell>
          <table:table-cell office:value-type="string" table:number-columns-spanned="1" table:number-rows-spanned="2" table:style-name="ce55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56">
            <text:p>合計</text:p>
          </table:table-cell>
          <table:table-cell office:value-type="string" table:number-columns-spanned="1" table:number-rows-spanned="2" table:style-name="ce55">
            <text:p>不同</text:p>
            <text:p>性別</text:p>
          </table:table-cell>
          <table:table-cell office:value-type="string" table:number-columns-spanned="1" table:number-rows-spanned="2" table:style-name="ce55">
            <text:p>相同</text:p>
            <text:p>性別</text:p>
          </table:table-cell>
          <table:table-cell office:value-type="string" table:number-columns-spanned="1" table:number-rows-spanned="2" table:style-name="ce55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1144" table:style-name="ce31">
            <text:p><text:s text:c="3"/>1,144<text:s/></text:p>
          </table:table-cell>
          <table:table-cell office:value-type="float" office:value="4.8468166561532265E-2" table:style-name="ce32">
            <text:p><text:s text:c="3"/>0.05<text:s/></text:p>
          </table:table-cell>
          <table:table-cell office:value-type="float" office:value="0.57223706327486479" table:style-name="ce32">
            <text:p><text:s text:c="3"/>0.57<text:s/></text:p>
          </table:table-cell>
          <table:table-cell office:value-type="float" office:value="-2163" table:style-name="ce31">
            <text:p><text:s/>－2,163<text:s/></text:p>
          </table:table-cell>
          <table:table-cell office:value-type="float" office:value="-9.1638202547372566E-2" table:style-name="ce32">
            <text:p><text:s/>－0.09<text:s/></text:p>
          </table:table-cell>
          <table:table-cell office:value-type="float" office:value="-1.08" table:style-name="ce32">
            <text:p><text:s/>－1.08<text:s/></text:p>
          </table:table-cell>
          <table:table-cell office:value-type="float" office:value="12510" table:style-name="ce31">
            <text:p><text:s text:c="3"/>12,510<text:s/></text:p>
          </table:table-cell>
          <table:table-cell office:value-type="float" office:value="0.53000180946261255" table:style-name="ce32">
            <text:p><text:s text:c="3"/>0.53<text:s/></text:p>
          </table:table-cell>
          <table:table-cell office:value-type="float" office:value="6.26" table:style-name="ce32">
            <text:p><text:s text:c="3"/>6.26<text:s/></text:p>
          </table:table-cell>
          <table:table-cell office:value-type="float" office:value="14673" table:style-name="ce31">
            <text:p><text:s text:c="3"/>14,673<text:s/></text:p>
          </table:table-cell>
          <table:table-cell office:value-type="float" office:value="0.62164001200998509" table:style-name="ce32">
            <text:p><text:s text:c="3"/>0.62<text:s/></text:p>
          </table:table-cell>
          <table:table-cell office:value-type="float" office:value="7.34" table:style-name="ce32">
            <text:p><text:s text:c="3"/>7.34<text:s/></text:p>
          </table:table-cell>
          <table:table-cell office:value-type="float" office:value="12677" table:style-name="ce31">
            <text:p><text:s text:c="3"/>12,677<text:s/></text:p>
          </table:table-cell>
          <table:table-cell office:value-type="float" office:value="12473" table:style-name="ce31">
            <text:p><text:s text:c="3"/>12,473<text:s/></text:p>
          </table:table-cell>
          <table:table-cell office:value-type="float" office:value="204" table:style-name="ce31">
            <text:p><text:s text:c="3"/>204<text:s/></text:p>
          </table:table-cell>
          <table:table-cell office:value-type="float" office:value="0.53707697350579853" table:style-name="ce32">
            <text:p><text:s text:c="3"/>0.54<text:s/></text:p>
          </table:table-cell>
          <table:table-cell office:value-type="float" office:value="6.34" table:style-name="ce32">
            <text:p><text:s text:c="3"/>6.34<text:s/></text:p>
          </table:table-cell>
          <table:table-cell office:value-type="float" office:value="3672" table:style-name="ce31">
            <text:p><text:s text:c="3"/>3,672<text:s/></text:p>
          </table:table-cell>
          <table:table-cell office:value-type="float" office:value="3648" table:style-name="ce31">
            <text:p><text:s text:c="3"/>3,648<text:s/></text:p>
          </table:table-cell>
          <table:table-cell office:value-type="float" office:value="24" table:style-name="ce31">
            <text:p><text:s text:c="3"/>24<text:s/></text:p>
          </table:table-cell>
          <table:table-cell office:value-type="float" office:value="0.15556887644657977" table:style-name="ce32">
            <text:p><text:s text:c="3"/>0.16<text:s/></text:p>
          </table:table-cell>
          <table:table-cell office:value-type="float" office:value="1.84" table:style-name="ce33">
            <text:p><text:s text:c="3"/>1.84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1876" table:style-name="ce31">
            <text:p><text:s text:c="3"/>1,876<text:s/></text:p>
          </table:table-cell>
          <table:table-cell office:value-type="float" office:value="0.46681809223688481" table:style-name="ce32">
            <text:p><text:s text:c="3"/>0.47<text:s/></text:p>
          </table:table-cell>
          <table:table-cell office:value-type="float" office:value="5.5114652180225745" table:style-name="ce32">
            <text:p><text:s text:c="3"/>5.51<text:s/></text:p>
          </table:table-cell>
          <table:table-cell office:value-type="float" office:value="-55" table:style-name="ce34">
            <text:p><text:s/>－55<text:s/></text:p>
          </table:table-cell>
          <table:table-cell office:value-type="float" office:value="-1.3682837790704328E-2" table:style-name="ce32">
            <text:p><text:s/>－0.01<text:s/></text:p>
          </table:table-cell>
          <table:table-cell office:value-type="float" office:value="-0.16" table:style-name="ce32">
            <text:p><text:s/>－0.16<text:s/></text:p>
          </table:table-cell>
          <table:table-cell office:value-type="float" office:value="2013" table:style-name="ce34">
            <text:p><text:s text:c="3"/>2,013<text:s/></text:p>
          </table:table-cell>
          <table:table-cell office:value-type="float" office:value="0.50079186313977841" table:style-name="ce32">
            <text:p><text:s text:c="3"/>0.50<text:s/></text:p>
          </table:table-cell>
          <table:table-cell office:value-type="float" office:value="5.91" table:style-name="ce32">
            <text:p><text:s text:c="3"/>5.91<text:s/></text:p>
          </table:table-cell>
          <table:table-cell office:value-type="float" office:value="2068" table:style-name="ce34">
            <text:p><text:s text:c="3"/>2,068<text:s/></text:p>
          </table:table-cell>
          <table:table-cell office:value-type="float" office:value="0.51447470093048275" table:style-name="ce32">
            <text:p><text:s text:c="3"/>0.51<text:s/></text:p>
          </table:table-cell>
          <table:table-cell office:value-type="float" office:value="6.07" table:style-name="ce32">
            <text:p><text:s text:c="3"/>6.07<text:s/></text:p>
          </table:table-cell>
          <table:table-cell office:value-type="float" office:value="2206" table:style-name="ce34">
            <text:p><text:s text:c="3"/>2,206<text:s/></text:p>
          </table:table-cell>
          <table:table-cell office:value-type="float" office:value="2167" table:style-name="ce34">
            <text:p><text:s text:c="3"/>2,167<text:s/></text:p>
          </table:table-cell>
          <table:table-cell office:value-type="float" office:value="39" table:style-name="ce34">
            <text:p><text:s text:c="3"/>39<text:s/></text:p>
          </table:table-cell>
          <table:table-cell office:value-type="float" office:value="0.54880618484170451" table:style-name="ce32">
            <text:p><text:s text:c="3"/>0.55<text:s/></text:p>
          </table:table-cell>
          <table:table-cell office:value-type="float" office:value="6.48" table:style-name="ce32">
            <text:p><text:s text:c="3"/>6.48<text:s/></text:p>
          </table:table-cell>
          <table:table-cell office:value-type="float" office:value="654" table:style-name="ce34">
            <text:p><text:s text:c="3"/>654<text:s/></text:p>
          </table:table-cell>
          <table:table-cell office:value-type="float" office:value="651" table:style-name="ce34">
            <text:p><text:s text:c="3"/>651<text:s/></text:p>
          </table:table-cell>
          <table:table-cell office:value-type="float" office:value="3" table:style-name="ce34">
            <text:p><text:s text:c="3"/>3<text:s/></text:p>
          </table:table-cell>
          <table:table-cell office:value-type="float" office:value="0.16270138027492057" table:style-name="ce32">
            <text:p><text:s text:c="3"/>0.16<text:s/></text:p>
          </table:table-cell>
          <table:table-cell office:value-type="float" office:value="1.92" table:style-name="ce33">
            <text:p><text:s text:c="3"/>1.92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2164" table:style-name="ce31">
            <text:p><text:s/>－2,164<text:s/></text:p>
          </table:table-cell>
          <table:table-cell office:value-type="float" office:value="-0.81813476615296321" table:style-name="ce32">
            <text:p><text:s/>－0.82<text:s/></text:p>
          </table:table-cell>
          <table:table-cell office:value-type="float" office:value="-9.6592685294188563" table:style-name="ce32">
            <text:p><text:s/>－9.66<text:s/></text:p>
          </table:table-cell>
          <table:table-cell office:value-type="float" office:value="28" table:style-name="ce34">
            <text:p><text:s text:c="3"/>28<text:s/></text:p>
          </table:table-cell>
          <table:table-cell office:value-type="float" office:value="1.0590179348469474E-2" table:style-name="ce32">
            <text:p><text:s text:c="3"/>0.01<text:s/></text:p>
          </table:table-cell>
          <table:table-cell office:value-type="float" office:value="0.13" table:style-name="ce32">
            <text:p><text:s text:c="3"/>0.13<text:s/></text:p>
          </table:table-cell>
          <table:table-cell office:value-type="float" office:value="1507" table:style-name="ce34">
            <text:p><text:s text:c="3"/>1,507<text:s/></text:p>
          </table:table-cell>
          <table:table-cell office:value-type="float" office:value="0.56997858136226776" table:style-name="ce32">
            <text:p><text:s text:c="3"/>0.57<text:s/></text:p>
          </table:table-cell>
          <table:table-cell office:value-type="float" office:value="6.73" table:style-name="ce32">
            <text:p><text:s text:c="3"/>6.73<text:s/></text:p>
          </table:table-cell>
          <table:table-cell office:value-type="float" office:value="1479" table:style-name="ce34">
            <text:p><text:s text:c="3"/>1,479<text:s/></text:p>
          </table:table-cell>
          <table:table-cell office:value-type="float" office:value="0.55938840201379825" table:style-name="ce32">
            <text:p><text:s text:c="3"/>0.56<text:s/></text:p>
          </table:table-cell>
          <table:table-cell office:value-type="float" office:value="6.6" table:style-name="ce32">
            <text:p><text:s text:c="3"/>6.60<text:s/></text:p>
          </table:table-cell>
          <table:table-cell office:value-type="float" office:value="1386" table:style-name="ce34">
            <text:p><text:s text:c="3"/>1,386<text:s/></text:p>
          </table:table-cell>
          <table:table-cell office:value-type="float" office:value="1355" table:style-name="ce34">
            <text:p><text:s text:c="3"/>1,355<text:s/></text:p>
          </table:table-cell>
          <table:table-cell office:value-type="float" office:value="31" table:style-name="ce34">
            <text:p><text:s text:c="3"/>31<text:s/></text:p>
          </table:table-cell>
          <table:table-cell office:value-type="float" office:value="0.52421387774923889" table:style-name="ce32">
            <text:p><text:s text:c="3"/>0.52<text:s/></text:p>
          </table:table-cell>
          <table:table-cell office:value-type="float" office:value="6.19" table:style-name="ce32">
            <text:p><text:s text:c="3"/>6.19<text:s/></text:p>
          </table:table-cell>
          <table:table-cell office:value-type="float" office:value="384" table:style-name="ce34">
            <text:p><text:s text:c="3"/>384<text:s/></text:p>
          </table:table-cell>
          <table:table-cell office:value-type="float" office:value="381" table:style-name="ce34">
            <text:p><text:s text:c="3"/>381<text:s/></text:p>
          </table:table-cell>
          <table:table-cell office:value-type="float" office:value="3" table:style-name="ce34">
            <text:p><text:s text:c="3"/>3<text:s/></text:p>
          </table:table-cell>
          <table:table-cell office:value-type="float" office:value="0.14523674535043848" table:style-name="ce32">
            <text:p><text:s text:c="3"/>0.15<text:s/></text:p>
          </table:table-cell>
          <table:table-cell office:value-type="float" office:value="1.71" table:style-name="ce33">
            <text:p><text:s text:c="3"/>1.71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1917" table:style-name="ce31">
            <text:p><text:s text:c="3"/>1,917<text:s/></text:p>
          </table:table-cell>
          <table:table-cell office:value-type="float" office:value="0.85236481213959581" table:style-name="ce32">
            <text:p><text:s text:c="3"/>0.85<text:s/></text:p>
          </table:table-cell>
          <table:table-cell office:value-type="float" office:value="10.063403911067486" table:style-name="ce32">
            <text:p><text:s text:c="3"/>10.06<text:s/></text:p>
          </table:table-cell>
          <table:table-cell office:value-type="float" office:value="451" table:style-name="ce34">
            <text:p><text:s text:c="3"/>451<text:s/></text:p>
          </table:table-cell>
          <table:table-cell office:value-type="float" office:value="0.20044484533413512" table:style-name="ce32">
            <text:p><text:s text:c="3"/>0.20<text:s/></text:p>
          </table:table-cell>
          <table:table-cell office:value-type="float" office:value="2.37" table:style-name="ce32">
            <text:p><text:s text:c="3"/>2.37<text:s/></text:p>
          </table:table-cell>
          <table:table-cell office:value-type="float" office:value="1599" table:style-name="ce34">
            <text:p><text:s text:c="3"/>1,599<text:s/></text:p>
          </table:table-cell>
          <table:table-cell office:value-type="float" office:value="0.71066808800284265" table:style-name="ce32">
            <text:p><text:s text:c="3"/>0.71<text:s/></text:p>
          </table:table-cell>
          <table:table-cell office:value-type="float" office:value="8.39" table:style-name="ce32">
            <text:p><text:s text:c="3"/>8.39<text:s/></text:p>
          </table:table-cell>
          <table:table-cell office:value-type="float" office:value="1148" table:style-name="ce34">
            <text:p><text:s text:c="3"/>1,148<text:s/></text:p>
          </table:table-cell>
          <table:table-cell office:value-type="float" office:value="0.51022324266870756" table:style-name="ce32">
            <text:p><text:s text:c="3"/>0.51<text:s/></text:p>
          </table:table-cell>
          <table:table-cell office:value-type="float" office:value="6.02" table:style-name="ce32">
            <text:p><text:s text:c="3"/>6.02<text:s/></text:p>
          </table:table-cell>
          <table:table-cell office:value-type="float" office:value="1322" table:style-name="ce34">
            <text:p><text:s text:c="3"/>1,322<text:s/></text:p>
          </table:table-cell>
          <table:table-cell office:value-type="float" office:value="1298" table:style-name="ce34">
            <text:p><text:s text:c="3"/>1,298<text:s/></text:p>
          </table:table-cell>
          <table:table-cell office:value-type="float" office:value="24" table:style-name="ce34">
            <text:p><text:s text:c="3"/>24<text:s/></text:p>
          </table:table-cell>
          <table:table-cell office:value-type="float" office:value="0.58755673066901681" table:style-name="ce32">
            <text:p><text:s text:c="3"/>0.59<text:s/></text:p>
          </table:table-cell>
          <table:table-cell office:value-type="float" office:value="6.94" table:style-name="ce32">
            <text:p><text:s text:c="3"/>6.94<text:s/></text:p>
          </table:table-cell>
          <table:table-cell office:value-type="float" office:value="391" table:style-name="ce34">
            <text:p><text:s text:c="3"/>391<text:s/></text:p>
          </table:table-cell>
          <table:table-cell office:value-type="float" office:value="390" table:style-name="ce34">
            <text:p><text:s text:c="3"/>390<text:s/></text:p>
          </table:table-cell>
          <table:table-cell office:value-type="float" office:value="1" table:style-name="ce34">
            <text:p><text:s text:c="3"/>1<text:s/></text:p>
          </table:table-cell>
          <table:table-cell office:value-type="float" office:value="0.17377812533402845" table:style-name="ce32">
            <text:p><text:s text:c="3"/>0.17<text:s/></text:p>
          </table:table-cell>
          <table:table-cell office:value-type="float" office:value="2.0499999999999998" table:style-name="ce33">
            <text:p><text:s text:c="3"/>2.05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443" table:style-name="ce31">
            <text:p><text:s text:c="3"/>443<text:s/></text:p>
          </table:table-cell>
          <table:table-cell office:value-type="float" office:value="0.15735663585010415" table:style-name="ce32">
            <text:p><text:s text:c="3"/>0.16<text:s/></text:p>
          </table:table-cell>
          <table:table-cell office:value-type="float" office:value="1.8578235071334874" table:style-name="ce32">
            <text:p><text:s text:c="3"/>1.86<text:s/></text:p>
          </table:table-cell>
          <table:table-cell office:value-type="float" office:value="-103" table:style-name="ce34">
            <text:p><text:s/>－103<text:s/></text:p>
          </table:table-cell>
          <table:table-cell office:value-type="float" office:value="-3.6583427529739573E-2" table:style-name="ce32">
            <text:p><text:s/>－0.04<text:s/></text:p>
          </table:table-cell>
          <table:table-cell office:value-type="float" office:value="-0.43" table:style-name="ce32">
            <text:p><text:s/>－0.43<text:s/></text:p>
          </table:table-cell>
          <table:table-cell office:value-type="float" office:value="1404" table:style-name="ce34">
            <text:p><text:s text:c="3"/>1,404<text:s/></text:p>
          </table:table-cell>
          <table:table-cell office:value-type="float" office:value="0.49867118691023654" table:style-name="ce32">
            <text:p><text:s text:c="3"/>0.50<text:s/></text:p>
          </table:table-cell>
          <table:table-cell office:value-type="float" office:value="5.89" table:style-name="ce32">
            <text:p><text:s text:c="3"/>5.89<text:s/></text:p>
          </table:table-cell>
          <table:table-cell office:value-type="float" office:value="1507" table:style-name="ce34">
            <text:p><text:s text:c="3"/>1,507<text:s/></text:p>
          </table:table-cell>
          <table:table-cell office:value-type="float" office:value="0.53525461443997613" table:style-name="ce32">
            <text:p><text:s text:c="3"/>0.54<text:s/></text:p>
          </table:table-cell>
          <table:table-cell office:value-type="float" office:value="6.32" table:style-name="ce32">
            <text:p><text:s text:c="3"/>6.32<text:s/></text:p>
          </table:table-cell>
          <table:table-cell office:value-type="float" office:value="1619" table:style-name="ce34">
            <text:p><text:s text:c="3"/>1,619<text:s/></text:p>
          </table:table-cell>
          <table:table-cell office:value-type="float" office:value="1599" table:style-name="ce34">
            <text:p><text:s text:c="3"/>1,599<text:s/></text:p>
          </table:table-cell>
          <table:table-cell office:value-type="float" office:value="20" table:style-name="ce34">
            <text:p><text:s text:c="3"/>20<text:s/></text:p>
          </table:table-cell>
          <table:table-cell office:value-type="float" office:value="0.57503465214221716" table:style-name="ce32">
            <text:p><text:s text:c="3"/>0.58<text:s/></text:p>
          </table:table-cell>
          <table:table-cell office:value-type="float" office:value="6.79" table:style-name="ce32">
            <text:p><text:s text:c="3"/>6.79<text:s/></text:p>
          </table:table-cell>
          <table:table-cell office:value-type="float" office:value="456" table:style-name="ce34">
            <text:p><text:s text:c="3"/>456<text:s/></text:p>
          </table:table-cell>
          <table:table-cell office:value-type="float" office:value="453" table:style-name="ce34">
            <text:p><text:s text:c="3"/>453<text:s/></text:p>
          </table:table-cell>
          <table:table-cell office:value-type="float" office:value="3" table:style-name="ce34">
            <text:p><text:s text:c="3"/>3<text:s/></text:p>
          </table:table-cell>
          <table:table-cell office:value-type="float" office:value="0.16196158207341016" table:style-name="ce32">
            <text:p><text:s text:c="3"/>0.16<text:s/></text:p>
          </table:table-cell>
          <table:table-cell office:value-type="float" office:value="1.91" table:style-name="ce33">
            <text:p><text:s text:c="3"/>1.91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690" table:style-name="ce31">
            <text:p><text:s/>－690<text:s/></text:p>
          </table:table-cell>
          <table:table-cell office:value-type="float" office:value="-0.36684448877296366" table:style-name="ce32">
            <text:p><text:s/>－0.37<text:s/></text:p>
          </table:table-cell>
          <table:table-cell office:value-type="float" office:value="-4.3311317061582164" table:style-name="ce32">
            <text:p><text:s/>－4.33<text:s/></text:p>
          </table:table-cell>
          <table:table-cell office:value-type="float" office:value="-452" table:style-name="ce34">
            <text:p><text:s/>－452<text:s/></text:p>
          </table:table-cell>
          <table:table-cell office:value-type="float" office:value="-0.24035380931541173" table:style-name="ce32">
            <text:p><text:s/>－0.24<text:s/></text:p>
          </table:table-cell>
          <table:table-cell office:value-type="float" office:value="-2.84" table:style-name="ce32">
            <text:p><text:s/>－2.84<text:s/></text:p>
          </table:table-cell>
          <table:table-cell office:value-type="float" office:value="862" table:style-name="ce34">
            <text:p><text:s text:c="3"/>862<text:s/></text:p>
          </table:table-cell>
          <table:table-cell office:value-type="float" office:value="0.45837385758824095" table:style-name="ce32">
            <text:p><text:s text:c="3"/>0.46<text:s/></text:p>
          </table:table-cell>
          <table:table-cell office:value-type="float" office:value="5.41" table:style-name="ce32">
            <text:p><text:s text:c="3"/>5.41<text:s/></text:p>
          </table:table-cell>
          <table:table-cell office:value-type="float" office:value="1314" table:style-name="ce34">
            <text:p><text:s text:c="3"/>1,314<text:s/></text:p>
          </table:table-cell>
          <table:table-cell office:value-type="float" office:value="0.69872766690365262" table:style-name="ce32">
            <text:p><text:s text:c="3"/>0.70<text:s/></text:p>
          </table:table-cell>
          <table:table-cell office:value-type="float" office:value="8.25" table:style-name="ce32">
            <text:p><text:s text:c="3"/>8.25<text:s/></text:p>
          </table:table-cell>
          <table:table-cell office:value-type="float" office:value="1059" table:style-name="ce34">
            <text:p><text:s text:c="3"/>1,059<text:s/></text:p>
          </table:table-cell>
          <table:table-cell office:value-type="float" office:value="1044" table:style-name="ce34">
            <text:p><text:s text:c="3"/>1,044<text:s/></text:p>
          </table:table-cell>
          <table:table-cell office:value-type="float" office:value="15" table:style-name="ce34">
            <text:p><text:s text:c="3"/>15<text:s/></text:p>
          </table:table-cell>
          <table:table-cell office:value-type="float" office:value="0.56312983200225886" table:style-name="ce32">
            <text:p><text:s text:c="3"/>0.56<text:s/></text:p>
          </table:table-cell>
          <table:table-cell office:value-type="float" office:value="6.65" table:style-name="ce32">
            <text:p><text:s text:c="3"/>6.65<text:s/></text:p>
          </table:table-cell>
          <table:table-cell office:value-type="float" office:value="270" table:style-name="ce34">
            <text:p><text:s text:c="3"/>270<text:s/></text:p>
          </table:table-cell>
          <table:table-cell office:value-type="float" office:value="268" table:style-name="ce34">
            <text:p><text:s text:c="3"/>268<text:s/></text:p>
          </table:table-cell>
          <table:table-cell office:value-type="float" office:value="2" table:style-name="ce34">
            <text:p><text:s text:c="3"/>2<text:s/></text:p>
          </table:table-cell>
          <table:table-cell office:value-type="float" office:value="0.14357417813088752" table:style-name="ce32">
            <text:p><text:s text:c="3"/>0.14<text:s/></text:p>
          </table:table-cell>
          <table:table-cell office:value-type="float" office:value="1.7" table:style-name="ce33">
            <text:p><text:s text:c="3"/>1.7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1373" table:style-name="ce31">
            <text:p><text:s text:c="3"/>1,373<text:s/></text:p>
          </table:table-cell>
          <table:table-cell office:value-type="float" office:value="0.49509627513073351" table:style-name="ce32">
            <text:p><text:s text:c="3"/>0.50<text:s/></text:p>
          </table:table-cell>
          <table:table-cell office:value-type="float" office:value="5.8453302160596277" table:style-name="ce32">
            <text:p><text:s text:c="3"/>5.85<text:s/></text:p>
          </table:table-cell>
          <table:table-cell office:value-type="float" office:value="-470" table:style-name="ce34">
            <text:p><text:s/>－470<text:s/></text:p>
          </table:table-cell>
          <table:table-cell office:value-type="float" office:value="-0.16943748018347557" table:style-name="ce32">
            <text:p><text:s/>－0.17<text:s/></text:p>
          </table:table-cell>
          <table:table-cell office:value-type="float" office:value="-2" table:style-name="ce32">
            <text:p><text:s/>－2.00<text:s/></text:p>
          </table:table-cell>
          <table:table-cell office:value-type="float" office:value="1375" table:style-name="ce34">
            <text:p><text:s text:c="3"/>1,375<text:s/></text:p>
          </table:table-cell>
          <table:table-cell office:value-type="float" office:value="0.49569475585591255" table:style-name="ce32">
            <text:p><text:s text:c="3"/>0.50<text:s/></text:p>
          </table:table-cell>
          <table:table-cell office:value-type="float" office:value="5.85" table:style-name="ce32">
            <text:p><text:s text:c="3"/>5.85<text:s/></text:p>
          </table:table-cell>
          <table:table-cell office:value-type="float" office:value="1845" table:style-name="ce34">
            <text:p><text:s text:c="3"/>1,845<text:s/></text:p>
          </table:table-cell>
          <table:table-cell office:value-type="float" office:value="0.66513223603938809" table:style-name="ce32">
            <text:p><text:s text:c="3"/>0.67<text:s/></text:p>
          </table:table-cell>
          <table:table-cell office:value-type="float" office:value="7.85" table:style-name="ce32">
            <text:p><text:s text:c="3"/>7.85<text:s/></text:p>
          </table:table-cell>
          <table:table-cell office:value-type="float" office:value="1485" table:style-name="ce34">
            <text:p><text:s text:c="3"/>1,485<text:s/></text:p>
          </table:table-cell>
          <table:table-cell office:value-type="float" office:value="1469" table:style-name="ce34">
            <text:p><text:s text:c="3"/>1,469<text:s/></text:p>
          </table:table-cell>
          <table:table-cell office:value-type="float" office:value="16" table:style-name="ce34">
            <text:p><text:s text:c="3"/>16<text:s/></text:p>
          </table:table-cell>
          <table:table-cell office:value-type="float" office:value="0.53535033632438556" table:style-name="ce32">
            <text:p><text:s text:c="3"/>0.54<text:s/></text:p>
          </table:table-cell>
          <table:table-cell office:value-type="float" office:value="6.32" table:style-name="ce32">
            <text:p><text:s text:c="3"/>6.32<text:s/></text:p>
          </table:table-cell>
          <table:table-cell office:value-type="float" office:value="431" table:style-name="ce34">
            <text:p><text:s text:c="3"/>431<text:s/></text:p>
          </table:table-cell>
          <table:table-cell office:value-type="float" office:value="427" table:style-name="ce34">
            <text:p><text:s text:c="3"/>427<text:s/></text:p>
          </table:table-cell>
          <table:table-cell office:value-type="float" office:value="4" table:style-name="ce34">
            <text:p><text:s text:c="3"/>4<text:s/></text:p>
          </table:table-cell>
          <table:table-cell office:value-type="float" office:value="0.15537777438101694" table:style-name="ce32">
            <text:p><text:s text:c="3"/>0.16<text:s/></text:p>
          </table:table-cell>
          <table:table-cell office:value-type="float" office:value="1.83" table:style-name="ce33">
            <text:p><text:s text:c="3"/>1.83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670" table:style-name="ce31">
            <text:p><text:s/>－1,670<text:s/></text:p>
          </table:table-cell>
          <table:table-cell office:value-type="float" office:value="-0.2362859359781134" table:style-name="ce32">
            <text:p><text:s/>－0.24<text:s/></text:p>
          </table:table-cell>
          <table:table-cell office:value-type="float" office:value="-2.789698469935145" table:style-name="ce32">
            <text:p><text:s/>－2.79<text:s/></text:p>
          </table:table-cell>
          <table:table-cell office:value-type="float" office:value="-1564" table:style-name="ce34">
            <text:p><text:s/>－1,564<text:s/></text:p>
          </table:table-cell>
          <table:table-cell office:value-type="float" office:value="-0.22131429275720677" table:style-name="ce32">
            <text:p><text:s/>－0.22<text:s/></text:p>
          </table:table-cell>
          <table:table-cell office:value-type="float" office:value="-2.61" table:style-name="ce32">
            <text:p><text:s/>－2.61<text:s/></text:p>
          </table:table-cell>
          <table:table-cell office:value-type="float" office:value="3678" table:style-name="ce34">
            <text:p><text:s text:c="3"/>3,678<text:s/></text:p>
          </table:table-cell>
          <table:table-cell office:value-type="float" office:value="0.52045650176534941" table:style-name="ce32">
            <text:p><text:s text:c="3"/>0.52<text:s/></text:p>
          </table:table-cell>
          <table:table-cell office:value-type="float" office:value="6.14" table:style-name="ce32">
            <text:p><text:s text:c="3"/>6.14<text:s/></text:p>
          </table:table-cell>
          <table:table-cell office:value-type="float" office:value="5242" table:style-name="ce34">
            <text:p><text:s text:c="3"/>5,242<text:s/></text:p>
          </table:table-cell>
          <table:table-cell office:value-type="float" office:value="0.74177079452255612" table:style-name="ce32">
            <text:p><text:s text:c="3"/>0.74<text:s/></text:p>
          </table:table-cell>
          <table:table-cell office:value-type="float" office:value="8.76" table:style-name="ce32">
            <text:p><text:s text:c="3"/>8.76<text:s/></text:p>
          </table:table-cell>
          <table:table-cell office:value-type="float" office:value="3530" table:style-name="ce34">
            <text:p><text:s text:c="3"/>3,530<text:s/></text:p>
          </table:table-cell>
          <table:table-cell office:value-type="float" office:value="3472" table:style-name="ce34">
            <text:p><text:s text:c="3"/>3,472<text:s/></text:p>
          </table:table-cell>
          <table:table-cell office:value-type="float" office:value="58" table:style-name="ce34">
            <text:p><text:s text:c="3"/>58<text:s/></text:p>
          </table:table-cell>
          <table:table-cell office:value-type="float" office:value="0.49951371702873393" table:style-name="ce32">
            <text:p><text:s text:c="3"/>0.50<text:s/></text:p>
          </table:table-cell>
          <table:table-cell office:value-type="float" office:value="5.9" table:style-name="ce32">
            <text:p><text:s text:c="3"/>5.90<text:s/></text:p>
          </table:table-cell>
          <table:table-cell office:value-type="float" office:value="1066" table:style-name="ce34">
            <text:p><text:s text:c="3"/>1,066<text:s/></text:p>
          </table:table-cell>
          <table:table-cell office:value-type="float" office:value="1059" table:style-name="ce34">
            <text:p><text:s text:c="3"/>1,059<text:s/></text:p>
          </table:table-cell>
          <table:table-cell office:value-type="float" office:value="7" table:style-name="ce34">
            <text:p><text:s text:c="3"/>7<text:s/></text:p>
          </table:table-cell>
          <table:table-cell office:value-type="float" office:value="0.15084465222454119" table:style-name="ce32">
            <text:p><text:s text:c="3"/>0.15<text:s/></text:p>
          </table:table-cell>
          <table:table-cell office:value-type="float" office:value="1.78" table:style-name="ce33">
            <text:p><text:s text:c="3"/>1.78<text:s/></text:p>
          </table:table-cell>
          <table:table-cell table:number-columns-repeated="16361"/>
        </table:table-row>
        <table:table-row table:style-name="ro8">
          <table:table-cell office:value-type="string" table:style-name="ce35">
            <text:p>宜蘭縣</text:p>
          </table:table-cell>
          <table:table-cell office:value-type="float" office:value="-17" table:style-name="ce36">
            <text:p><text:s/>－17<text:s/></text:p>
          </table:table-cell>
          <table:table-cell office:value-type="float" office:value="-3.7430258621069273E-2" table:style-name="ce37">
            <text:p><text:s/>－0.04<text:s/></text:p>
          </table:table-cell>
          <table:table-cell office:value-type="float" office:value="-0.4419185372681082" table:style-name="ce37">
            <text:p><text:s/>－0.44<text:s/></text:p>
          </table:table-cell>
          <table:table-cell office:value-type="float" office:value="-114" table:style-name="ce38">
            <text:p><text:s/>－114<text:s/></text:p>
          </table:table-cell>
          <table:table-cell office:value-type="float" office:value="-0.25100760839290182" table:style-name="ce37">
            <text:p><text:s/>－0.25<text:s/></text:p>
          </table:table-cell>
          <table:table-cell office:value-type="float" office:value="-2.96" table:style-name="ce37">
            <text:p><text:s/>－2.96<text:s/></text:p>
          </table:table-cell>
          <table:table-cell office:value-type="float" office:value="222" table:style-name="ce38">
            <text:p><text:s text:c="3"/>222<text:s/></text:p>
          </table:table-cell>
          <table:table-cell office:value-type="float" office:value="0.48880429002828246" table:style-name="ce37">
            <text:p><text:s text:c="3"/>0.49<text:s/></text:p>
          </table:table-cell>
          <table:table-cell office:value-type="float" office:value="5.77" table:style-name="ce37">
            <text:p><text:s text:c="3"/>5.77<text:s/></text:p>
          </table:table-cell>
          <table:table-cell office:value-type="float" office:value="336" table:style-name="ce38">
            <text:p><text:s text:c="3"/>336<text:s/></text:p>
          </table:table-cell>
          <table:table-cell office:value-type="float" office:value="0.73981189842118422" table:style-name="ce37">
            <text:p><text:s text:c="3"/>0.74<text:s/></text:p>
          </table:table-cell>
          <table:table-cell office:value-type="float" office:value="8.73" table:style-name="ce37">
            <text:p><text:s text:c="3"/>8.73<text:s/></text:p>
          </table:table-cell>
          <table:table-cell office:value-type="float" office:value="237" table:style-name="ce38">
            <text:p><text:s text:c="3"/>237<text:s/></text:p>
          </table:table-cell>
          <table:table-cell office:value-type="float" office:value="230" table:style-name="ce38">
            <text:p><text:s text:c="3"/>230<text:s/></text:p>
          </table:table-cell>
          <table:table-cell office:value-type="float" office:value="7" table:style-name="ce38">
            <text:p><text:s text:c="3"/>7<text:s/></text:p>
          </table:table-cell>
          <table:table-cell office:value-type="float" office:value="0.52183160692208519" table:style-name="ce37">
            <text:p><text:s text:c="3"/>0.52<text:s/></text:p>
          </table:table-cell>
          <table:table-cell office:value-type="float" office:value="6.16" table:style-name="ce37">
            <text:p><text:s text:c="3"/>6.16<text:s/></text:p>
          </table:table-cell>
          <table:table-cell office:value-type="float" office:value="69" table:style-name="ce38">
            <text:p><text:s text:c="3"/>69<text:s/></text:p>
          </table:table-cell>
          <table:table-cell office:value-type="float" office:value="69" table:style-name="ce38">
            <text:p><text:s text:c="3"/>69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5192565771149316" table:style-name="ce37">
            <text:p><text:s text:c="3"/>0.15<text:s/></text:p>
          </table:table-cell>
          <table:table-cell office:value-type="float" office:value="1.79" table:style-name="ce39">
            <text:p><text:s text:c="3"/>1.79<text:s/></text:p>
          </table:table-cell>
          <table:table-cell table:number-columns-repeated="16361"/>
        </table:table-row>
        <table:table-row table:style-name="ro9">
          <table:table-cell office:value-type="string" table:style-name="ce35">
            <text:p>新竹縣</text:p>
          </table:table-cell>
          <table:table-cell office:value-type="float" office:value="363" table:style-name="ce36">
            <text:p><text:s text:c="3"/>363<text:s/></text:p>
          </table:table-cell>
          <table:table-cell office:value-type="float" office:value="0.64369348841085727" table:style-name="ce37">
            <text:p><text:s text:c="3"/>0.64<text:s/></text:p>
          </table:table-cell>
          <table:table-cell office:value-type="float" office:value="7.5997360244636702" table:style-name="ce37">
            <text:p><text:s text:c="3"/>7.60<text:s/></text:p>
          </table:table-cell>
          <table:table-cell office:value-type="float" office:value="-16" table:style-name="ce38">
            <text:p><text:s/>－16<text:s/></text:p>
          </table:table-cell>
          <table:table-cell office:value-type="float" office:value="-2.8363036227574367E-2" table:style-name="ce37">
            <text:p><text:s/>－0.03<text:s/></text:p>
          </table:table-cell>
          <table:table-cell office:value-type="float" office:value="-0.33" table:style-name="ce37">
            <text:p><text:s/>－0.33<text:s/></text:p>
          </table:table-cell>
          <table:table-cell office:value-type="float" office:value="324" table:style-name="ce38">
            <text:p><text:s text:c="3"/>324<text:s/></text:p>
          </table:table-cell>
          <table:table-cell office:value-type="float" office:value="0.57435148360838095" table:style-name="ce37">
            <text:p><text:s text:c="3"/>0.57<text:s/></text:p>
          </table:table-cell>
          <table:table-cell office:value-type="float" office:value="6.78" table:style-name="ce37">
            <text:p><text:s text:c="3"/>6.78<text:s/></text:p>
          </table:table-cell>
          <table:table-cell office:value-type="float" office:value="340" table:style-name="ce38">
            <text:p><text:s text:c="3"/>340<text:s/></text:p>
          </table:table-cell>
          <table:table-cell office:value-type="float" office:value="0.60271451983595525" table:style-name="ce37">
            <text:p><text:s text:c="3"/>0.60<text:s/></text:p>
          </table:table-cell>
          <table:table-cell office:value-type="float" office:value="7.12" table:style-name="ce37">
            <text:p><text:s text:c="3"/>7.12<text:s/></text:p>
          </table:table-cell>
          <table:table-cell office:value-type="float" office:value="287" table:style-name="ce38">
            <text:p><text:s text:c="3"/>287<text:s/></text:p>
          </table:table-cell>
          <table:table-cell office:value-type="float" office:value="282" table:style-name="ce38">
            <text:p><text:s text:c="3"/>282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50876196233211524" table:style-name="ce37">
            <text:p><text:s text:c="3"/>0.51<text:s/></text:p>
          </table:table-cell>
          <table:table-cell office:value-type="float" office:value="6.01" table:style-name="ce37">
            <text:p><text:s text:c="3"/>6.01<text:s/></text:p>
          </table:table-cell>
          <table:table-cell office:value-type="float" office:value="92" table:style-name="ce38">
            <text:p><text:s text:c="3"/>92<text:s/></text:p>
          </table:table-cell>
          <table:table-cell office:value-type="float" office:value="92" table:style-name="ce38">
            <text:p><text:s text:c="3"/>92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6308745830855262" table:style-name="ce37">
            <text:p><text:s text:c="3"/>0.16<text:s/></text:p>
          </table:table-cell>
          <table:table-cell office:value-type="float" office:value="1.93" table:style-name="ce39">
            <text:p><text:s text:c="3"/>1.93<text:s/></text:p>
          </table:table-cell>
          <table:table-cell table:number-columns-repeated="16361"/>
        </table:table-row>
        <table:table-row table:style-name="ro9">
          <table:table-cell office:value-type="string" table:style-name="ce35">
            <text:p>苗栗縣</text:p>
          </table:table-cell>
          <table:table-cell office:value-type="float" office:value="-26" table:style-name="ce36">
            <text:p><text:s/>－26<text:s/></text:p>
          </table:table-cell>
          <table:table-cell office:value-type="float" office:value="-4.7666277392067961E-2" table:style-name="ce37">
            <text:p><text:s/>－0.05<text:s/></text:p>
          </table:table-cell>
          <table:table-cell office:value-type="float" office:value="-0.56276959759667344" table:style-name="ce37">
            <text:p><text:s/>－0.56<text:s/></text:p>
          </table:table-cell>
          <table:table-cell office:value-type="float" office:value="-163" table:style-name="ce38">
            <text:p><text:s/>－163<text:s/></text:p>
          </table:table-cell>
          <table:table-cell office:value-type="float" office:value="-0.29883801512890368" table:style-name="ce37">
            <text:p><text:s/>－0.30<text:s/></text:p>
          </table:table-cell>
          <table:table-cell office:value-type="float" office:value="-3.53" table:style-name="ce37">
            <text:p><text:s/>－3.53<text:s/></text:p>
          </table:table-cell>
          <table:table-cell office:value-type="float" office:value="230" table:style-name="ce38">
            <text:p><text:s text:c="3"/>230<text:s/></text:p>
          </table:table-cell>
          <table:table-cell office:value-type="float" office:value="0.42167327288127515" table:style-name="ce37">
            <text:p><text:s text:c="3"/>0.42<text:s/></text:p>
          </table:table-cell>
          <table:table-cell office:value-type="float" office:value="4.9800000000000004" table:style-name="ce37">
            <text:p><text:s text:c="3"/>4.98<text:s/></text:p>
          </table:table-cell>
          <table:table-cell office:value-type="float" office:value="393" table:style-name="ce38">
            <text:p><text:s text:c="3"/>393<text:s/></text:p>
          </table:table-cell>
          <table:table-cell office:value-type="float" office:value="0.72051128801017883" table:style-name="ce37">
            <text:p><text:s text:c="3"/>0.72<text:s/></text:p>
          </table:table-cell>
          <table:table-cell office:value-type="float" office:value="8.51" table:style-name="ce37">
            <text:p><text:s text:c="3"/>8.51<text:s/></text:p>
          </table:table-cell>
          <table:table-cell office:value-type="float" office:value="272" table:style-name="ce38">
            <text:p><text:s text:c="3"/>272<text:s/></text:p>
          </table:table-cell>
          <table:table-cell office:value-type="float" office:value="270" table:style-name="ce38">
            <text:p><text:s text:c="3"/>270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0.49867447923350799" table:style-name="ce37">
            <text:p><text:s text:c="3"/>0.50<text:s/></text:p>
          </table:table-cell>
          <table:table-cell office:value-type="float" office:value="5.89" table:style-name="ce37">
            <text:p><text:s text:c="3"/>5.89<text:s/></text:p>
          </table:table-cell>
          <table:table-cell office:value-type="float" office:value="69" table:style-name="ce38">
            <text:p><text:s text:c="3"/>69<text:s/></text:p>
          </table:table-cell>
          <table:table-cell office:value-type="float" office:value="69" table:style-name="ce38">
            <text:p><text:s text:c="3"/>69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2650198186438255" table:style-name="ce37">
            <text:p><text:s text:c="3"/>0.13<text:s/></text:p>
          </table:table-cell>
          <table:table-cell office:value-type="float" office:value="1.49" table:style-name="ce39">
            <text:p><text:s text:c="3"/>1.49<text:s/></text:p>
          </table:table-cell>
          <table:table-cell table:number-columns-repeated="16361"/>
        </table:table-row>
        <table:table-row table:style-name="ro9">
          <table:table-cell office:value-type="string" table:style-name="ce35">
            <text:p>彰化縣</text:p>
          </table:table-cell>
          <table:table-cell office:value-type="float" office:value="-353" table:style-name="ce36">
            <text:p><text:s/>－353<text:s/></text:p>
          </table:table-cell>
          <table:table-cell office:value-type="float" office:value="-0.27734085898670802" table:style-name="ce37">
            <text:p><text:s/>－0.28<text:s/></text:p>
          </table:table-cell>
          <table:table-cell office:value-type="float" office:value="-3.2744114319075854" table:style-name="ce37">
            <text:p><text:s/>－3.27<text:s/></text:p>
          </table:table-cell>
          <table:table-cell office:value-type="float" office:value="67" table:style-name="ce38">
            <text:p><text:s text:c="3"/>67<text:s/></text:p>
          </table:table-cell>
          <table:table-cell office:value-type="float" office:value="5.2647067027966982E-2" table:style-name="ce37">
            <text:p><text:s text:c="3"/>0.05<text:s/></text:p>
          </table:table-cell>
          <table:table-cell office:value-type="float" office:value="0.62" table:style-name="ce37">
            <text:p><text:s text:c="3"/>0.62<text:s/></text:p>
          </table:table-cell>
          <table:table-cell office:value-type="float" office:value="921" table:style-name="ce38">
            <text:p><text:s text:c="3"/>921<text:s/></text:p>
          </table:table-cell>
          <table:table-cell office:value-type="float" office:value="0.7237007273545909" table:style-name="ce37">
            <text:p><text:s text:c="3"/>0.72<text:s/></text:p>
          </table:table-cell>
          <table:table-cell office:value-type="float" office:value="8.5399999999999991" table:style-name="ce37">
            <text:p><text:s text:c="3"/>8.54<text:s/></text:p>
          </table:table-cell>
          <table:table-cell office:value-type="float" office:value="854" table:style-name="ce38">
            <text:p><text:s text:c="3"/>854<text:s/></text:p>
          </table:table-cell>
          <table:table-cell office:value-type="float" office:value="0.67105366032662406" table:style-name="ce37">
            <text:p><text:s text:c="3"/>0.67<text:s/></text:p>
          </table:table-cell>
          <table:table-cell office:value-type="float" office:value="7.92" table:style-name="ce37">
            <text:p><text:s text:c="3"/>7.92<text:s/></text:p>
          </table:table-cell>
          <table:table-cell office:value-type="float" office:value="661" table:style-name="ce38">
            <text:p><text:s text:c="3"/>661<text:s/></text:p>
          </table:table-cell>
          <table:table-cell office:value-type="float" office:value="655" table:style-name="ce38">
            <text:p><text:s text:c="3"/>655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51939867620128632" table:style-name="ce37">
            <text:p><text:s text:c="3"/>0.52<text:s/></text:p>
          </table:table-cell>
          <table:table-cell office:value-type="float" office:value="6.13" table:style-name="ce37">
            <text:p><text:s text:c="3"/>6.13<text:s/></text:p>
          </table:table-cell>
          <table:table-cell office:value-type="float" office:value="124" table:style-name="ce38">
            <text:p><text:s text:c="3"/>124<text:s/></text:p>
          </table:table-cell>
          <table:table-cell office:value-type="float" office:value="124" table:style-name="ce38">
            <text:p><text:s text:c="3"/>124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9.7436362857729941E-2" table:style-name="ce37">
            <text:p><text:s text:c="3"/>0.10<text:s/></text:p>
          </table:table-cell>
          <table:table-cell office:value-type="float" office:value="1.1499999999999999" table:style-name="ce39">
            <text:p><text:s text:c="3"/>1.15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5">
            <text:p>南投縣</text:p>
          </table:table-cell>
          <table:table-cell office:value-type="float" office:value="-128" table:style-name="ce36">
            <text:p><text:s/>－128<text:s/></text:p>
          </table:table-cell>
          <table:table-cell office:value-type="float" office:value="-0.25905057962567191" table:style-name="ce37">
            <text:p><text:s/>－0.26<text:s/></text:p>
          </table:table-cell>
          <table:table-cell office:value-type="float" office:value="-3.0584681336450297" table:style-name="ce37">
            <text:p><text:s/>－3.06<text:s/></text:p>
          </table:table-cell>
          <table:table-cell office:value-type="float" office:value="-137" table:style-name="ce38">
            <text:p><text:s/>－137<text:s/></text:p>
          </table:table-cell>
          <table:table-cell office:value-type="float" office:value="-0.27730099099682626" table:style-name="ce37">
            <text:p><text:s/>－0.28<text:s/></text:p>
          </table:table-cell>
          <table:table-cell office:value-type="float" office:value="-3.27" table:style-name="ce37">
            <text:p><text:s/>－3.27<text:s/></text:p>
          </table:table-cell>
          <table:table-cell office:value-type="float" office:value="235" table:style-name="ce38">
            <text:p><text:s text:c="3"/>235<text:s/></text:p>
          </table:table-cell>
          <table:table-cell office:value-type="float" office:value="0.47566228382667275" table:style-name="ce37">
            <text:p><text:s text:c="3"/>0.48<text:s/></text:p>
          </table:table-cell>
          <table:table-cell office:value-type="float" office:value="5.62" table:style-name="ce37">
            <text:p><text:s text:c="3"/>5.62<text:s/></text:p>
          </table:table-cell>
          <table:table-cell office:value-type="float" office:value="372" table:style-name="ce38">
            <text:p><text:s text:c="3"/>372<text:s/></text:p>
          </table:table-cell>
          <table:table-cell office:value-type="float" office:value="0.75296327482349901" table:style-name="ce37">
            <text:p><text:s text:c="3"/>0.75<text:s/></text:p>
          </table:table-cell>
          <table:table-cell office:value-type="float" office:value="8.89" table:style-name="ce37">
            <text:p><text:s text:c="3"/>8.89<text:s/></text:p>
          </table:table-cell>
          <table:table-cell office:value-type="float" office:value="248" table:style-name="ce38">
            <text:p><text:s text:c="3"/>248<text:s/></text:p>
          </table:table-cell>
          <table:table-cell office:value-type="float" office:value="243" table:style-name="ce38">
            <text:p><text:s text:c="3"/>243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5019755165489993" table:style-name="ce37">
            <text:p><text:s text:c="3"/>0.50<text:s/></text:p>
          </table:table-cell>
          <table:table-cell office:value-type="float" office:value="5.93" table:style-name="ce37">
            <text:p><text:s text:c="3"/>5.93<text:s/></text:p>
          </table:table-cell>
          <table:table-cell office:value-type="float" office:value="75" table:style-name="ce38">
            <text:p><text:s text:c="3"/>75<text:s/></text:p>
          </table:table-cell>
          <table:table-cell office:value-type="float" office:value="74" table:style-name="ce38">
            <text:p><text:s text:c="3"/>74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518071118595764" table:style-name="ce37">
            <text:p><text:s text:c="3"/>0.15<text:s/></text:p>
          </table:table-cell>
          <table:table-cell office:value-type="float" office:value="1.79" table:style-name="ce39">
            <text:p><text:s text:c="3"/>1.79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雲林縣</text:p>
          </table:table-cell>
          <table:table-cell office:value-type="float" office:value="-343" table:style-name="ce36">
            <text:p><text:s/>－343<text:s/></text:p>
          </table:table-cell>
          <table:table-cell office:value-type="float" office:value="-0.50344485444132292" table:style-name="ce37">
            <text:p><text:s/>－0.50<text:s/></text:p>
          </table:table-cell>
          <table:table-cell office:value-type="float" office:value="-5.9438973137265867" table:style-name="ce37">
            <text:p><text:s/>－5.94<text:s/></text:p>
          </table:table-cell>
          <table:table-cell office:value-type="float" office:value="-292" table:style-name="ce38">
            <text:p><text:s/>－292<text:s/></text:p>
          </table:table-cell>
          <table:table-cell office:value-type="float" office:value="-0.42869653497216775" table:style-name="ce37">
            <text:p><text:s/>－0.43<text:s/></text:p>
          </table:table-cell>
          <table:table-cell office:value-type="float" office:value="-5.0599999999999996" table:style-name="ce37">
            <text:p><text:s/>－5.06<text:s/></text:p>
          </table:table-cell>
          <table:table-cell office:value-type="float" office:value="294" table:style-name="ce38">
            <text:p><text:s text:c="3"/>294<text:s/></text:p>
          </table:table-cell>
          <table:table-cell office:value-type="float" office:value="0.43163281260896347" table:style-name="ce37">
            <text:p><text:s text:c="3"/>0.43<text:s/></text:p>
          </table:table-cell>
          <table:table-cell office:value-type="float" office:value="5.0999999999999996" table:style-name="ce37">
            <text:p><text:s text:c="3"/>5.10<text:s/></text:p>
          </table:table-cell>
          <table:table-cell office:value-type="float" office:value="586" table:style-name="ce38">
            <text:p><text:s text:c="3"/>586<text:s/></text:p>
          </table:table-cell>
          <table:table-cell office:value-type="float" office:value="0.86032934758113111" table:style-name="ce37">
            <text:p><text:s text:c="3"/>0.86<text:s/></text:p>
          </table:table-cell>
          <table:table-cell office:value-type="float" office:value="10.16" table:style-name="ce37">
            <text:p><text:s text:c="3"/>10.16<text:s/></text:p>
          </table:table-cell>
          <table:table-cell office:value-type="float" office:value="310" table:style-name="ce38">
            <text:p><text:s text:c="3"/>310<text:s/></text:p>
          </table:table-cell>
          <table:table-cell office:value-type="float" office:value="302" table:style-name="ce38">
            <text:p><text:s text:c="3"/>302<text:s/></text:p>
          </table:table-cell>
          <table:table-cell office:value-type="float" office:value="8" table:style-name="ce38">
            <text:p><text:s text:c="3"/>8<text:s/></text:p>
          </table:table-cell>
          <table:table-cell office:value-type="float" office:value="0.45512303370332879" table:style-name="ce37">
            <text:p><text:s text:c="3"/>0.46<text:s/></text:p>
          </table:table-cell>
          <table:table-cell office:value-type="float" office:value="5.37" table:style-name="ce37">
            <text:p><text:s text:c="3"/>5.37<text:s/></text:p>
          </table:table-cell>
          <table:table-cell office:value-type="float" office:value="96" table:style-name="ce38">
            <text:p><text:s text:c="3"/>96<text:s/></text:p>
          </table:table-cell>
          <table:table-cell office:value-type="float" office:value="96" table:style-name="ce38">
            <text:p><text:s text:c="3"/>96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4094132656619215" table:style-name="ce37">
            <text:p><text:s text:c="3"/>0.14<text:s/></text:p>
          </table:table-cell>
          <table:table-cell office:value-type="float" office:value="1.66" table:style-name="ce39">
            <text:p><text:s text:c="3"/>1.6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嘉義縣</text:p>
          </table:table-cell>
          <table:table-cell office:value-type="float" office:value="-395" table:style-name="ce36">
            <text:p><text:s/>－395<text:s/></text:p>
          </table:table-cell>
          <table:table-cell office:value-type="float" office:value="-0.7851118933519905" table:style-name="ce37">
            <text:p><text:s/>－0.79<text:s/></text:p>
          </table:table-cell>
          <table:table-cell office:value-type="float" office:value="-9.269385579575113" table:style-name="ce37">
            <text:p><text:s/>－9.27<text:s/></text:p>
          </table:table-cell>
          <table:table-cell office:value-type="float" office:value="-276" table:style-name="ce38">
            <text:p><text:s/>－276<text:s/></text:p>
          </table:table-cell>
          <table:table-cell office:value-type="float" office:value="-0.54879994750609207" table:style-name="ce37">
            <text:p><text:s/>－0.55<text:s/></text:p>
          </table:table-cell>
          <table:table-cell office:value-type="float" office:value="-6.48" table:style-name="ce37">
            <text:p><text:s/>－6.48<text:s/></text:p>
          </table:table-cell>
          <table:table-cell office:value-type="float" office:value="217" table:style-name="ce38">
            <text:p><text:s text:c="3"/>217<text:s/></text:p>
          </table:table-cell>
          <table:table-cell office:value-type="float" office:value="0.43148401669863023" table:style-name="ce37">
            <text:p><text:s text:c="3"/>0.43<text:s/></text:p>
          </table:table-cell>
          <table:table-cell office:value-type="float" office:value="5.09" table:style-name="ce37">
            <text:p><text:s text:c="3"/>5.09<text:s/></text:p>
          </table:table-cell>
          <table:table-cell office:value-type="float" office:value="493" table:style-name="ce38">
            <text:p><text:s text:c="3"/>493<text:s/></text:p>
          </table:table-cell>
          <table:table-cell office:value-type="float" office:value="0.9802839642047223" table:style-name="ce37">
            <text:p><text:s text:c="3"/>0.98<text:s/></text:p>
          </table:table-cell>
          <table:table-cell office:value-type="float" office:value="11.57" table:style-name="ce37">
            <text:p><text:s text:c="3"/>11.57<text:s/></text:p>
          </table:table-cell>
          <table:table-cell office:value-type="float" office:value="221" table:style-name="ce38">
            <text:p><text:s text:c="3"/>221<text:s/></text:p>
          </table:table-cell>
          <table:table-cell office:value-type="float" office:value="221" table:style-name="ce38">
            <text:p><text:s text:c="3"/>221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43943763912625478" table:style-name="ce37">
            <text:p><text:s text:c="3"/>0.44<text:s/></text:p>
          </table:table-cell>
          <table:table-cell office:value-type="float" office:value="5.19" table:style-name="ce37">
            <text:p><text:s text:c="3"/>5.19<text:s/></text:p>
          </table:table-cell>
          <table:table-cell office:value-type="float" office:value="67" table:style-name="ce38">
            <text:p><text:s text:c="3"/>67<text:s/></text:p>
          </table:table-cell>
          <table:table-cell office:value-type="float" office:value="64" table:style-name="ce38">
            <text:p><text:s text:c="3"/>64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13322317566271075" table:style-name="ce37">
            <text:p><text:s text:c="3"/>0.13<text:s/></text:p>
          </table:table-cell>
          <table:table-cell office:value-type="float" office:value="1.57" table:style-name="ce39">
            <text:p><text:s text:c="3"/>1.5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屏東縣</text:p>
          </table:table-cell>
          <table:table-cell office:value-type="float" office:value="-691" table:style-name="ce36">
            <text:p><text:s/>－691<text:s/></text:p>
          </table:table-cell>
          <table:table-cell office:value-type="float" office:value="-0.84352233442059421" table:style-name="ce37">
            <text:p><text:s/>－0.84<text:s/></text:p>
          </table:table-cell>
          <table:table-cell office:value-type="float" office:value="-9.959005625739918" table:style-name="ce37">
            <text:p><text:s/>－9.96<text:s/></text:p>
          </table:table-cell>
          <table:table-cell office:value-type="float" office:value="-351" table:style-name="ce38">
            <text:p><text:s/>－351<text:s/></text:p>
          </table:table-cell>
          <table:table-cell office:value-type="float" office:value="-0.42865595596689704" table:style-name="ce37">
            <text:p><text:s/>－0.43<text:s/></text:p>
          </table:table-cell>
          <table:table-cell office:value-type="float" office:value="-5.0599999999999996" table:style-name="ce37">
            <text:p><text:s/>－5.06<text:s/></text:p>
          </table:table-cell>
          <table:table-cell office:value-type="float" office:value="334" table:style-name="ce38">
            <text:p><text:s text:c="3"/>334<text:s/></text:p>
          </table:table-cell>
          <table:table-cell office:value-type="float" office:value="0.40789484129043763" table:style-name="ce37">
            <text:p><text:s text:c="3"/>0.41<text:s/></text:p>
          </table:table-cell>
          <table:table-cell office:value-type="float" office:value="4.82" table:style-name="ce37">
            <text:p><text:s text:c="3"/>4.82<text:s/></text:p>
          </table:table-cell>
          <table:table-cell office:value-type="float" office:value="685" table:style-name="ce38">
            <text:p><text:s text:c="3"/>685<text:s/></text:p>
          </table:table-cell>
          <table:table-cell office:value-type="float" office:value="0.83655079725733461" table:style-name="ce37">
            <text:p><text:s text:c="3"/>0.84<text:s/></text:p>
          </table:table-cell>
          <table:table-cell office:value-type="float" office:value="9.8800000000000008" table:style-name="ce37">
            <text:p><text:s text:c="3"/>9.88<text:s/></text:p>
          </table:table-cell>
          <table:table-cell office:value-type="float" office:value="418" table:style-name="ce38">
            <text:p><text:s text:c="3"/>418<text:s/></text:p>
          </table:table-cell>
          <table:table-cell office:value-type="float" office:value="412" table:style-name="ce38">
            <text:p><text:s text:c="3"/>412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51047917263294285" table:style-name="ce37">
            <text:p><text:s text:c="3"/>0.51<text:s/></text:p>
          </table:table-cell>
          <table:table-cell office:value-type="float" office:value="6.03" table:style-name="ce37">
            <text:p><text:s text:c="3"/>6.03<text:s/></text:p>
          </table:table-cell>
          <table:table-cell office:value-type="float" office:value="160" table:style-name="ce38">
            <text:p><text:s text:c="3"/>160<text:s/></text:p>
          </table:table-cell>
          <table:table-cell office:value-type="float" office:value="159" table:style-name="ce38">
            <text:p><text:s text:c="3"/>159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9539872636667668" table:style-name="ce37">
            <text:p><text:s text:c="3"/>0.20<text:s/></text:p>
          </table:table-cell>
          <table:table-cell office:value-type="float" office:value="2.31" table:style-name="ce39">
            <text:p><text:s text:c="3"/>2.31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5">
            <text:p>臺東縣</text:p>
          </table:table-cell>
          <table:table-cell office:value-type="float" office:value="-148" table:style-name="ce36">
            <text:p><text:s/>－148<text:s/></text:p>
          </table:table-cell>
          <table:table-cell office:value-type="float" office:value="-0.68271665874776843" table:style-name="ce37">
            <text:p><text:s/>－0.68<text:s/></text:p>
          </table:table-cell>
          <table:table-cell office:value-type="float" office:value="-8.0604611968284932" table:style-name="ce37">
            <text:p><text:s/>－8.06<text:s/></text:p>
          </table:table-cell>
          <table:table-cell office:value-type="float" office:value="-75" table:style-name="ce38">
            <text:p><text:s/>－75<text:s/></text:p>
          </table:table-cell>
          <table:table-cell office:value-type="float" office:value="-0.3460894202771484" table:style-name="ce37">
            <text:p><text:s/>－0.35<text:s/></text:p>
          </table:table-cell>
          <table:table-cell office:value-type="float" office:value="-4.09" table:style-name="ce37">
            <text:p><text:s/>－4.09<text:s/></text:p>
          </table:table-cell>
          <table:table-cell office:value-type="float" office:value="98" table:style-name="ce38">
            <text:p><text:s text:c="3"/>98<text:s/></text:p>
          </table:table-cell>
          <table:table-cell office:value-type="float" office:value="0.4522235091621406" table:style-name="ce37">
            <text:p><text:s text:c="3"/>0.45<text:s/></text:p>
          </table:table-cell>
          <table:table-cell office:value-type="float" office:value="5.34" table:style-name="ce37">
            <text:p><text:s text:c="3"/>5.34<text:s/></text:p>
          </table:table-cell>
          <table:table-cell office:value-type="float" office:value="173" table:style-name="ce38">
            <text:p><text:s text:c="3"/>173<text:s/></text:p>
          </table:table-cell>
          <table:table-cell office:value-type="float" office:value="0.798312929439289" table:style-name="ce37">
            <text:p><text:s text:c="3"/>0.80<text:s/></text:p>
          </table:table-cell>
          <table:table-cell office:value-type="float" office:value="9.43" table:style-name="ce37">
            <text:p><text:s text:c="3"/>9.43<text:s/></text:p>
          </table:table-cell>
          <table:table-cell office:value-type="float" office:value="97" table:style-name="ce38">
            <text:p><text:s text:c="3"/>97<text:s/></text:p>
          </table:table-cell>
          <table:table-cell office:value-type="float" office:value="94" table:style-name="ce38">
            <text:p><text:s text:c="3"/>94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44760898355844525" table:style-name="ce37">
            <text:p><text:s text:c="3"/>0.45<text:s/></text:p>
          </table:table-cell>
          <table:table-cell office:value-type="float" office:value="5.28" table:style-name="ce37">
            <text:p><text:s text:c="3"/>5.28<text:s/></text:p>
          </table:table-cell>
          <table:table-cell office:value-type="float" office:value="37" table:style-name="ce38">
            <text:p><text:s text:c="3"/>37<text:s/></text:p>
          </table:table-cell>
          <table:table-cell office:value-type="float" office:value="37" table:style-name="ce38">
            <text:p><text:s text:c="3"/>37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7073744733672655" table:style-name="ce37">
            <text:p><text:s text:c="3"/>0.17<text:s/></text:p>
          </table:table-cell>
          <table:table-cell office:value-type="float" office:value="2.02" table:style-name="ce39">
            <text:p><text:s text:c="3"/>2.0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花蓮縣</text:p>
          </table:table-cell>
          <table:table-cell office:value-type="float" office:value="-184" table:style-name="ce36">
            <text:p><text:s/>－184<text:s/></text:p>
          </table:table-cell>
          <table:table-cell office:value-type="float" office:value="-0.56398986044316113" table:style-name="ce37">
            <text:p><text:s/>－0.56<text:s/></text:p>
          </table:table-cell>
          <table:table-cell office:value-type="float" office:value="-6.6587189974902259" table:style-name="ce37">
            <text:p><text:s/>－6.66<text:s/></text:p>
          </table:table-cell>
          <table:table-cell office:value-type="float" office:value="-130" table:style-name="ce38">
            <text:p><text:s/>－130<text:s/></text:p>
          </table:table-cell>
          <table:table-cell office:value-type="float" office:value="-0.3985834955772562" table:style-name="ce37">
            <text:p><text:s/>－0.40<text:s/></text:p>
          </table:table-cell>
          <table:table-cell office:value-type="float" office:value="-4.71" table:style-name="ce37">
            <text:p><text:s/>－4.71<text:s/></text:p>
          </table:table-cell>
          <table:table-cell office:value-type="float" office:value="161" table:style-name="ce38">
            <text:p><text:s text:c="3"/>161<text:s/></text:p>
          </table:table-cell>
          <table:table-cell office:value-type="float" office:value="0.49363032913798649" table:style-name="ce37">
            <text:p><text:s text:c="3"/>0.49<text:s/></text:p>
          </table:table-cell>
          <table:table-cell office:value-type="float" office:value="5.83" table:style-name="ce37">
            <text:p><text:s text:c="3"/>5.83<text:s/></text:p>
          </table:table-cell>
          <table:table-cell office:value-type="float" office:value="291" table:style-name="ce38">
            <text:p><text:s text:c="3"/>291<text:s/></text:p>
          </table:table-cell>
          <table:table-cell office:value-type="float" office:value="0.89221382471524269" table:style-name="ce37">
            <text:p><text:s text:c="3"/>0.89<text:s/></text:p>
          </table:table-cell>
          <table:table-cell office:value-type="float" office:value="10.53" table:style-name="ce37">
            <text:p><text:s text:c="3"/>10.53<text:s/></text:p>
          </table:table-cell>
          <table:table-cell office:value-type="float" office:value="164" table:style-name="ce38">
            <text:p><text:s text:c="3"/>164<text:s/></text:p>
          </table:table-cell>
          <table:table-cell office:value-type="float" office:value="159" table:style-name="ce38">
            <text:p><text:s text:c="3"/>159<text:s/></text:p>
          </table:table-cell>
          <table:table-cell office:value-type="float" office:value="5" table:style-name="ce38">
            <text:p><text:s text:c="3"/>5<text:s/></text:p>
          </table:table-cell>
          <table:table-cell office:value-type="float" office:value="0.50282840980515398" table:style-name="ce37">
            <text:p><text:s text:c="3"/>0.50<text:s/></text:p>
          </table:table-cell>
          <table:table-cell office:value-type="float" office:value="5.94" table:style-name="ce37">
            <text:p><text:s text:c="3"/>5.94<text:s/></text:p>
          </table:table-cell>
          <table:table-cell office:value-type="float" office:value="71" table:style-name="ce38">
            <text:p><text:s text:c="3"/>71<text:s/></text:p>
          </table:table-cell>
          <table:table-cell office:value-type="float" office:value="71" table:style-name="ce38">
            <text:p><text:s text:c="3"/>71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21768790912296301" table:style-name="ce37">
            <text:p><text:s text:c="3"/>0.22<text:s/></text:p>
          </table:table-cell>
          <table:table-cell office:value-type="float" office:value="2.57" table:style-name="ce39">
            <text:p><text:s text:c="3"/>2.5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澎湖縣</text:p>
          </table:table-cell>
          <table:table-cell office:value-type="float" office:value="-60" table:style-name="ce36">
            <text:p><text:s/>－60<text:s/></text:p>
          </table:table-cell>
          <table:table-cell office:value-type="float" office:value="-0.57030425732128087" table:style-name="ce37">
            <text:p><text:s/>－0.57<text:s/></text:p>
          </table:table-cell>
          <table:table-cell office:value-type="float" office:value="-6.7332696186964132" table:style-name="ce37">
            <text:p><text:s/>－6.73<text:s/></text:p>
          </table:table-cell>
          <table:table-cell office:value-type="float" office:value="-9" table:style-name="ce38">
            <text:p><text:s/>－9<text:s/></text:p>
          </table:table-cell>
          <table:table-cell office:value-type="float" office:value="-8.5570039076984503E-2" table:style-name="ce37">
            <text:p><text:s/>－0.09<text:s/></text:p>
          </table:table-cell>
          <table:table-cell office:value-type="float" office:value="-1.01" table:style-name="ce37">
            <text:p><text:s/>－1.01<text:s/></text:p>
          </table:table-cell>
          <table:table-cell office:value-type="float" office:value="84" table:style-name="ce38">
            <text:p><text:s text:c="3"/>84<text:s/></text:p>
          </table:table-cell>
          <table:table-cell office:value-type="float" office:value="0.79865369805185549" table:style-name="ce37">
            <text:p><text:s text:c="3"/>0.80<text:s/></text:p>
          </table:table-cell>
          <table:table-cell office:value-type="float" office:value="9.43" table:style-name="ce37">
            <text:p><text:s text:c="3"/>9.43<text:s/></text:p>
          </table:table-cell>
          <table:table-cell office:value-type="float" office:value="93" table:style-name="ce38">
            <text:p><text:s text:c="3"/>93<text:s/></text:p>
          </table:table-cell>
          <table:table-cell office:value-type="float" office:value="0.88422373712883995" table:style-name="ce37">
            <text:p><text:s text:c="3"/>0.88<text:s/></text:p>
          </table:table-cell>
          <table:table-cell office:value-type="float" office:value="10.44" table:style-name="ce37">
            <text:p><text:s text:c="3"/>10.44<text:s/></text:p>
          </table:table-cell>
          <table:table-cell office:value-type="float" office:value="54" table:style-name="ce38">
            <text:p><text:s text:c="3"/>54<text:s/></text:p>
          </table:table-cell>
          <table:table-cell office:value-type="float" office:value="53" table:style-name="ce38">
            <text:p><text:s text:c="3"/>53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51342023446190699" table:style-name="ce37">
            <text:p><text:s text:c="3"/>0.51<text:s/></text:p>
          </table:table-cell>
          <table:table-cell office:value-type="float" office:value="6.06" table:style-name="ce37">
            <text:p><text:s text:c="3"/>6.06<text:s/></text:p>
          </table:table-cell>
          <table:table-cell office:value-type="float" office:value="16" table:style-name="ce38">
            <text:p><text:s text:c="3"/>16<text:s/></text:p>
          </table:table-cell>
          <table:table-cell office:value-type="float" office:value="16" table:style-name="ce38">
            <text:p><text:s text:c="3"/>16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5212451391463913" table:style-name="ce37">
            <text:p><text:s text:c="3"/>0.15<text:s/></text:p>
          </table:table-cell>
          <table:table-cell office:value-type="float" office:value="1.8" table:style-name="ce39">
            <text:p><text:s text:c="3"/>1.80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35">
            <text:p>基隆市</text:p>
          </table:table-cell>
          <table:table-cell office:value-type="float" office:value="39" table:style-name="ce36">
            <text:p><text:s text:c="3"/>39<text:s/></text:p>
          </table:table-cell>
          <table:table-cell office:value-type="float" office:value="0.10572171334235131" table:style-name="ce37">
            <text:p><text:s text:c="3"/>0.11<text:s/></text:p>
          </table:table-cell>
          <table:table-cell office:value-type="float" office:value="1.2481982930096962" table:style-name="ce37">
            <text:p><text:s text:c="3"/>1.25<text:s/></text:p>
          </table:table-cell>
          <table:table-cell office:value-type="float" office:value="-84" table:style-name="ce38">
            <text:p><text:s/>－84<text:s/></text:p>
          </table:table-cell>
          <table:table-cell office:value-type="float" office:value="-0.22769626944058552" table:style-name="ce37">
            <text:p><text:s/>－0.23<text:s/></text:p>
          </table:table-cell>
          <table:table-cell office:value-type="float" office:value="-2.69" table:style-name="ce37">
            <text:p><text:s/>－2.69<text:s/></text:p>
          </table:table-cell>
          <table:table-cell office:value-type="float" office:value="152" table:style-name="ce38">
            <text:p><text:s text:c="3"/>152<text:s/></text:p>
          </table:table-cell>
          <table:table-cell office:value-type="float" office:value="0.41202182089248801" table:style-name="ce37">
            <text:p><text:s text:c="3"/>0.41<text:s/></text:p>
          </table:table-cell>
          <table:table-cell office:value-type="float" office:value="4.8600000000000003" table:style-name="ce37">
            <text:p><text:s text:c="3"/>4.86<text:s/></text:p>
          </table:table-cell>
          <table:table-cell office:value-type="float" office:value="236" table:style-name="ce38">
            <text:p><text:s text:c="3"/>236<text:s/></text:p>
          </table:table-cell>
          <table:table-cell office:value-type="float" office:value="0.63971809033307359" table:style-name="ce37">
            <text:p><text:s text:c="3"/>0.64<text:s/></text:p>
          </table:table-cell>
          <table:table-cell office:value-type="float" office:value="7.55" table:style-name="ce37">
            <text:p><text:s text:c="3"/>7.55<text:s/></text:p>
          </table:table-cell>
          <table:table-cell office:value-type="float" office:value="173" table:style-name="ce38">
            <text:p><text:s text:c="3"/>173<text:s/></text:p>
          </table:table-cell>
          <table:table-cell office:value-type="float" office:value="167" table:style-name="ce38">
            <text:p><text:s text:c="3"/>167<text:s/></text:p>
          </table:table-cell>
          <table:table-cell office:value-type="float" office:value="6" table:style-name="ce38">
            <text:p><text:s text:c="3"/>6<text:s/></text:p>
          </table:table-cell>
          <table:table-cell office:value-type="float" office:value="0.46894588825263445" table:style-name="ce37">
            <text:p><text:s text:c="3"/>0.47<text:s/></text:p>
          </table:table-cell>
          <table:table-cell office:value-type="float" office:value="5.54" table:style-name="ce37">
            <text:p><text:s text:c="3"/>5.54<text:s/></text:p>
          </table:table-cell>
          <table:table-cell office:value-type="float" office:value="69" table:style-name="ce38">
            <text:p><text:s text:c="3"/>69<text:s/></text:p>
          </table:table-cell>
          <table:table-cell office:value-type="float" office:value="68" table:style-name="ce38">
            <text:p><text:s text:c="3"/>68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8703622132619524" table:style-name="ce37">
            <text:p><text:s text:c="3"/>0.19<text:s/></text:p>
          </table:table-cell>
          <table:table-cell office:value-type="float" office:value="2.21" table:style-name="ce39">
            <text:p><text:s text:c="3"/>2.2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新竹市</text:p>
          </table:table-cell>
          <table:table-cell office:value-type="float" office:value="310" table:style-name="ce36">
            <text:p><text:s text:c="3"/>310<text:s/></text:p>
          </table:table-cell>
          <table:table-cell office:value-type="float" office:value="0.69072622063578004" table:style-name="ce37">
            <text:p><text:s text:c="3"/>0.69<text:s/></text:p>
          </table:table-cell>
          <table:table-cell office:value-type="float" office:value="8.155025701699854" table:style-name="ce37">
            <text:p><text:s text:c="3"/>8.16<text:s/></text:p>
          </table:table-cell>
          <table:table-cell office:value-type="float" office:value="75" table:style-name="ce38">
            <text:p><text:s text:c="3"/>75<text:s/></text:p>
          </table:table-cell>
          <table:table-cell office:value-type="float" office:value="0.16705348829957367" table:style-name="ce37">
            <text:p><text:s text:c="3"/>0.17<text:s/></text:p>
          </table:table-cell>
          <table:table-cell office:value-type="float" office:value="1.97" table:style-name="ce37">
            <text:p><text:s text:c="3"/>1.97<text:s/></text:p>
          </table:table-cell>
          <table:table-cell office:value-type="float" office:value="289" table:style-name="ce38">
            <text:p><text:s text:c="3"/>289<text:s/></text:p>
          </table:table-cell>
          <table:table-cell office:value-type="float" office:value="0.64371277491435719" table:style-name="ce37">
            <text:p><text:s text:c="3"/>0.64<text:s/></text:p>
          </table:table-cell>
          <table:table-cell office:value-type="float" office:value="7.6" table:style-name="ce37">
            <text:p><text:s text:c="3"/>7.60<text:s/></text:p>
          </table:table-cell>
          <table:table-cell office:value-type="float" office:value="214" table:style-name="ce38">
            <text:p><text:s text:c="3"/>214<text:s/></text:p>
          </table:table-cell>
          <table:table-cell office:value-type="float" office:value="0.47665928661478357" table:style-name="ce37">
            <text:p><text:s text:c="3"/>0.48<text:s/></text:p>
          </table:table-cell>
          <table:table-cell office:value-type="float" office:value="5.63" table:style-name="ce37">
            <text:p><text:s text:c="3"/>5.63<text:s/></text:p>
          </table:table-cell>
          <table:table-cell office:value-type="float" office:value="225" table:style-name="ce38">
            <text:p><text:s text:c="3"/>225<text:s/></text:p>
          </table:table-cell>
          <table:table-cell office:value-type="float" office:value="222" table:style-name="ce38">
            <text:p><text:s text:c="3"/>222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50116046489872101" table:style-name="ce37">
            <text:p><text:s text:c="3"/>0.50<text:s/></text:p>
          </table:table-cell>
          <table:table-cell office:value-type="float" office:value="5.92" table:style-name="ce37">
            <text:p><text:s text:c="3"/>5.92<text:s/></text:p>
          </table:table-cell>
          <table:table-cell office:value-type="float" office:value="82" table:style-name="ce38">
            <text:p><text:s text:c="3"/>82<text:s/></text:p>
          </table:table-cell>
          <table:table-cell office:value-type="float" office:value="82" table:style-name="ce38">
            <text:p><text:s text:c="3"/>82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8264514720753389" table:style-name="ce37">
            <text:p><text:s text:c="3"/>0.18<text:s/></text:p>
          </table:table-cell>
          <table:table-cell office:value-type="float" office:value="2.16" table:style-name="ce39">
            <text:p><text:s text:c="3"/>2.16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5">
            <text:p>嘉義市</text:p>
          </table:table-cell>
          <table:table-cell office:value-type="float" office:value="-37" table:style-name="ce36">
            <text:p><text:s/>－37<text:s/></text:p>
          </table:table-cell>
          <table:table-cell office:value-type="float" office:value="-0.13821958235272144" table:style-name="ce37">
            <text:p><text:s/>－0.14<text:s/></text:p>
          </table:table-cell>
          <table:table-cell office:value-type="float" office:value="-1.6318828110030983" table:style-name="ce37">
            <text:p><text:s/>－1.63<text:s/></text:p>
          </table:table-cell>
          <table:table-cell office:value-type="float" office:value="-59" table:style-name="ce38">
            <text:p><text:s/>－59<text:s/></text:p>
          </table:table-cell>
          <table:table-cell office:value-type="float" office:value="-0.22041943202769065" table:style-name="ce37">
            <text:p><text:s/>－0.22<text:s/></text:p>
          </table:table-cell>
          <table:table-cell office:value-type="float" office:value="-2.6" table:style-name="ce37">
            <text:p><text:s/>－2.60<text:s/></text:p>
          </table:table-cell>
          <table:table-cell office:value-type="float" office:value="117" table:style-name="ce38">
            <text:p><text:s text:c="3"/>117<text:s/></text:p>
          </table:table-cell>
          <table:table-cell office:value-type="float" office:value="0.43710294147864082" table:style-name="ce37">
            <text:p><text:s text:c="3"/>0.44<text:s/></text:p>
          </table:table-cell>
          <table:table-cell office:value-type="float" office:value="5.16" table:style-name="ce37">
            <text:p><text:s text:c="3"/>5.16<text:s/></text:p>
          </table:table-cell>
          <table:table-cell office:value-type="float" office:value="176" table:style-name="ce38">
            <text:p><text:s text:c="3"/>176<text:s/></text:p>
          </table:table-cell>
          <table:table-cell office:value-type="float" office:value="0.65752237350633147" table:style-name="ce37">
            <text:p><text:s text:c="3"/>0.66<text:s/></text:p>
          </table:table-cell>
          <table:table-cell office:value-type="float" office:value="7.76" table:style-name="ce37">
            <text:p><text:s text:c="3"/>7.76<text:s/></text:p>
          </table:table-cell>
          <table:table-cell office:value-type="float" office:value="163" table:style-name="ce38">
            <text:p><text:s text:c="3"/>163<text:s/></text:p>
          </table:table-cell>
          <table:table-cell office:value-type="float" office:value="162" table:style-name="ce38">
            <text:p><text:s text:c="3"/>162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60895538000870475" table:style-name="ce37">
            <text:p><text:s text:c="3"/>0.61<text:s/></text:p>
          </table:table-cell>
          <table:table-cell office:value-type="float" office:value="7.19" table:style-name="ce37">
            <text:p><text:s text:c="3"/>7.19<text:s/></text:p>
          </table:table-cell>
          <table:table-cell office:value-type="float" office:value="39" table:style-name="ce38">
            <text:p><text:s text:c="3"/>39<text:s/></text:p>
          </table:table-cell>
          <table:table-cell office:value-type="float" office:value="38" table:style-name="ce38">
            <text:p><text:s text:c="3"/>38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4570098049288027" table:style-name="ce37">
            <text:p><text:s text:c="3"/>0.15<text:s/></text:p>
          </table:table-cell>
          <table:table-cell office:value-type="float" office:value="1.72" table:style-name="ce39">
            <text:p><text:s text:c="3"/>1.72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59" table:style-name="ce31">
            <text:p><text:s text:c="3"/>59<text:s/></text:p>
          </table:table-cell>
          <table:table-cell office:value-type="float" office:value="0.3849315604734006" table:style-name="ce32">
            <text:p><text:s text:c="3"/>0.38<text:s/></text:p>
          </table:table-cell>
          <table:table-cell office:value-type="float" office:value="4.5446758430085348" table:style-name="ce32">
            <text:p><text:s text:c="3"/>4.54<text:s/></text:p>
          </table:table-cell>
          <table:table-cell office:value-type="float" office:value="2" table:style-name="ce38">
            <text:p><text:s text:c="3"/>2<text:s/></text:p>
          </table:table-cell>
          <table:table-cell office:value-type="float" office:value="1.3046016561918027E-2" table:style-name="ce32">
            <text:p><text:s text:c="3"/>0.01<text:s/></text:p>
          </table:table-cell>
          <table:table-cell office:value-type="float" office:value="0.15" table:style-name="ce32">
            <text:p><text:s text:c="3"/>0.15<text:s/></text:p>
          </table:table-cell>
          <table:table-cell office:value-type="float" office:value="72" table:style-name="ce34">
            <text:p><text:s text:c="3"/>72<text:s/></text:p>
          </table:table-cell>
          <table:table-cell office:value-type="float" office:value="0.46965659622904893" table:style-name="ce32">
            <text:p><text:s text:c="3"/>0.47<text:s/></text:p>
          </table:table-cell>
          <table:table-cell office:value-type="float" office:value="5.54" table:style-name="ce32">
            <text:p><text:s text:c="3"/>5.54<text:s/></text:p>
          </table:table-cell>
          <table:table-cell office:value-type="float" office:value="70" table:style-name="ce34">
            <text:p><text:s text:c="3"/>70<text:s/></text:p>
          </table:table-cell>
          <table:table-cell office:value-type="float" office:value="0.45661057966713092" table:style-name="ce32">
            <text:p><text:s text:c="3"/>0.46<text:s/></text:p>
          </table:table-cell>
          <table:table-cell office:value-type="float" office:value="5.39" table:style-name="ce32">
            <text:p><text:s text:c="3"/>5.39<text:s/></text:p>
          </table:table-cell>
          <table:table-cell office:value-type="float" office:value="70" table:style-name="ce34">
            <text:p><text:s text:c="3"/>70<text:s/></text:p>
          </table:table-cell>
          <table:table-cell office:value-type="float" office:value="69" table:style-name="ce34">
            <text:p><text:s text:c="3"/>69<text:s/></text:p>
          </table:table-cell>
          <table:table-cell office:value-type="float" office:value="1" table:style-name="ce34">
            <text:p><text:s text:c="3"/>1<text:s/></text:p>
          </table:table-cell>
          <table:table-cell office:value-type="float" office:value="0.45661057966713092" table:style-name="ce32">
            <text:p><text:s text:c="3"/>0.46<text:s/></text:p>
          </table:table-cell>
          <table:table-cell office:value-type="float" office:value="5.39" table:style-name="ce32">
            <text:p><text:s text:c="3"/>5.39<text:s/></text:p>
          </table:table-cell>
          <table:table-cell office:value-type="float" office:value="20" table:style-name="ce34">
            <text:p><text:s text:c="3"/>20<text:s/></text:p>
          </table:table-cell>
          <table:table-cell office:value-type="float" office:value="19" table:style-name="ce34">
            <text:p><text:s text:c="3"/>19<text:s/></text:p>
          </table:table-cell>
          <table:table-cell office:value-type="float" office:value="1" table:style-name="ce34">
            <text:p><text:s text:c="3"/>1<text:s/></text:p>
          </table:table-cell>
          <table:table-cell office:value-type="float" office:value="0.13046016561918025" table:style-name="ce32">
            <text:p><text:s text:c="3"/>0.13<text:s/></text:p>
          </table:table-cell>
          <table:table-cell office:value-type="float" office:value="1.54" table:style-name="ce33">
            <text:p><text:s text:c="3"/>1.54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5">
            <text:p>金門縣</text:p>
          </table:table-cell>
          <table:table-cell office:value-type="float" office:value="68" table:style-name="ce36">
            <text:p><text:s text:c="3"/>68<text:s/></text:p>
          </table:table-cell>
          <table:table-cell office:value-type="float" office:value="0.48507329600171201" table:style-name="ce37">
            <text:p><text:s text:c="3"/>0.49<text:s/></text:p>
          </table:table-cell>
          <table:table-cell office:value-type="float" office:value="5.7269943979556972" table:style-name="ce37">
            <text:p><text:s text:c="3"/>5.73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7.1317011246692669E-3" table:style-name="ce37">
            <text:p><text:s text:c="3"/>0.01<text:s/></text:p>
          </table:table-cell>
          <table:table-cell office:value-type="float" office:value="0.08" table:style-name="ce37">
            <text:p><text:s text:c="3"/>0.08<text:s/></text:p>
          </table:table-cell>
          <table:table-cell office:value-type="float" office:value="65" table:style-name="ce38">
            <text:p><text:s text:c="3"/>65<text:s/></text:p>
          </table:table-cell>
          <table:table-cell office:value-type="float" office:value="0.4635605731035024" table:style-name="ce37">
            <text:p><text:s text:c="3"/>0.46<text:s/></text:p>
          </table:table-cell>
          <table:table-cell office:value-type="float" office:value="5.47" table:style-name="ce37">
            <text:p><text:s text:c="3"/>5.47<text:s/></text:p>
          </table:table-cell>
          <table:table-cell office:value-type="float" office:value="64" table:style-name="ce38">
            <text:p><text:s text:c="3"/>64<text:s/></text:p>
          </table:table-cell>
          <table:table-cell office:value-type="float" office:value="0.45642887197883308" table:style-name="ce37">
            <text:p><text:s text:c="3"/>0.46<text:s/></text:p>
          </table:table-cell>
          <table:table-cell office:value-type="float" office:value="5.39" table:style-name="ce37">
            <text:p><text:s text:c="3"/>5.39<text:s/></text:p>
          </table:table-cell>
          <table:table-cell office:value-type="float" office:value="68" table:style-name="ce38">
            <text:p><text:s text:c="3"/>68<text:s/></text:p>
          </table:table-cell>
          <table:table-cell office:value-type="float" office:value="67" table:style-name="ce38">
            <text:p><text:s text:c="3"/>67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4849556764775102" table:style-name="ce37">
            <text:p><text:s text:c="3"/>0.48<text:s/></text:p>
          </table:table-cell>
          <table:table-cell office:value-type="float" office:value="5.73" table:style-name="ce37">
            <text:p><text:s text:c="3"/>5.73<text:s/></text:p>
          </table:table-cell>
          <table:table-cell office:value-type="float" office:value="18" table:style-name="ce38">
            <text:p><text:s text:c="3"/>18<text:s/></text:p>
          </table:table-cell>
          <table:table-cell office:value-type="float" office:value="17" table:style-name="ce38">
            <text:p><text:s text:c="3"/>17<text:s/></text:p>
          </table:table-cell>
          <table:table-cell office:value-type="float" office:value="1" table:style-name="ce34">
            <text:p><text:s text:c="3"/>1<text:s/></text:p>
          </table:table-cell>
          <table:table-cell office:value-type="float" office:value="0.12837062024404683" table:style-name="ce37">
            <text:p><text:s text:c="3"/>0.13<text:s/></text:p>
          </table:table-cell>
          <table:table-cell office:value-type="float" office:value="1.52" table:style-name="ce39">
            <text:p><text:s text:c="3"/>1.52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0">
            <text:p>連江縣</text:p>
          </table:table-cell>
          <table:table-cell office:value-type="float" office:value="-9" table:style-name="ce41">
            <text:p><text:s/>－9<text:s/></text:p>
          </table:table-cell>
          <table:table-cell office:value-type="float" office:value="-0.68760027504011001" table:style-name="ce42">
            <text:p><text:s/>－0.69<text:s/></text:p>
          </table:table-cell>
          <table:table-cell office:value-type="float" office:value="-8.1181193762800081" table:style-name="ce42">
            <text:p><text:s/>－8.12<text:s/></text:p>
          </table:table-cell>
          <table:table-cell office:value-type="float" office:value="1" table:style-name="ce43">
            <text:p><text:s text:c="3"/>1<text:s/></text:p>
          </table:table-cell>
          <table:table-cell office:value-type="float" office:value="7.6426305934502656E-2" table:style-name="ce42">
            <text:p><text:s text:c="3"/>0.08<text:s/></text:p>
          </table:table-cell>
          <table:table-cell office:value-type="float" office:value="0.9" table:style-name="ce42">
            <text:p><text:s text:c="3"/>0.90<text:s/></text:p>
          </table:table-cell>
          <table:table-cell office:value-type="float" office:value="7" table:style-name="ce43">
            <text:p><text:s text:c="3"/>7<text:s/></text:p>
          </table:table-cell>
          <table:table-cell office:value-type="float" office:value="0.53498414154151863" table:style-name="ce42">
            <text:p><text:s text:c="3"/>0.53<text:s/></text:p>
          </table:table-cell>
          <table:table-cell office:value-type="float" office:value="6.32" table:style-name="ce42">
            <text:p><text:s text:c="3"/>6.32<text:s/></text:p>
          </table:table-cell>
          <table:table-cell office:value-type="float" office:value="6" table:style-name="ce43">
            <text:p><text:s text:c="3"/>6<text:s/></text:p>
          </table:table-cell>
          <table:table-cell office:value-type="float" office:value="0.45855783560701591" table:style-name="ce42">
            <text:p><text:s text:c="3"/>0.46<text:s/></text:p>
          </table:table-cell>
          <table:table-cell office:value-type="float" office:value="5.41" table:style-name="ce42">
            <text:p><text:s text:c="3"/>5.41<text:s/></text:p>
          </table:table-cell>
          <table:table-cell office:value-type="float" office:value="2" table:style-name="ce43">
            <text:p><text:s text:c="3"/>2<text:s/></text:p>
          </table:table-cell>
          <table:table-cell office:value-type="float" office:value="2" table:style-name="ce43">
            <text:p><text:s text:c="3"/>2<text:s/></text:p>
          </table:table-cell>
          <table:table-cell office:value-type="float" office:value="0" table:style-name="ce43">
            <text:p>－<text:s/></text:p>
          </table:table-cell>
          <table:table-cell office:value-type="float" office:value="0.15285261186900531" table:style-name="ce42">
            <text:p><text:s text:c="3"/>0.15<text:s/></text:p>
          </table:table-cell>
          <table:table-cell office:value-type="float" office:value="1.8" table:style-name="ce42">
            <text:p><text:s text:c="3"/>1.80<text:s/></text:p>
          </table:table-cell>
          <table:table-cell office:value-type="float" office:value="2" table:style-name="ce43">
            <text:p><text:s text:c="3"/>2<text:s/></text:p>
          </table:table-cell>
          <table:table-cell office:value-type="float" office:value="2" table:style-name="ce43">
            <text:p><text:s text:c="3"/>2<text:s/></text:p>
          </table:table-cell>
          <table:table-cell office:value-type="float" office:value="0" table:style-name="ce44">
            <text:p>－<text:s/></text:p>
          </table:table-cell>
          <table:table-cell office:value-type="float" office:value="0.15285261186900531" table:style-name="ce42">
            <text:p><text:s text:c="3"/>0.15<text:s/></text:p>
          </table:table-cell>
          <table:table-cell office:value-type="float" office:value="1.8" table:style-name="ce45">
            <text:p><text:s text:c="3"/>1.80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6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7"/>
          <table:table-cell table:number-columns-repeated="5" table:style-name="ce3"/>
          <table:table-cell office:value-type="string" table:style-name="ce48">
            <text:p>內政部戶政司 民國109年2月7日編製</text:p>
          </table:table-cell>
          <table:table-cell table:number-columns-repeated="2" table:style-name="ce49"/>
          <table:table-cell table:number-columns-repeated="16359" table:style-name="ce3"/>
        </table:table-row>
        <table:table-row table:style-name="ro4">
          <table:table-cell office:value-type="string" table:style-name="ce50">
            <text:p><text:s text:c="7"/>「0.00」表示未滿百分之0.005。</text:p>
          </table:table-cell>
          <table:table-cell table:number-columns-repeated="16" table:style-name="ce47"/>
          <table:table-cell table:style-name="ce51"/>
          <table:table-cell table:number-columns-repeated="5" table:style-name="ce49"/>
          <table:table-cell table:number-columns-repeated="16361" table:style-name="ce3"/>
        </table:table-row>
        <table:table-row table:style-name="ro11">
          <table:table-cell office:value-type="string" table:style-name="ce52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3"/>
          <table:table-cell table:number-columns-repeated="16361" table:style-name="ce54"/>
        </table:table-row>
        <table:table-row table:style-name="ro10">
          <table:table-cell office:value-type="string" table:style-name="ce52">
            <text:p><text:s text:c="6"/>3.本表相同性別2人之結婚及終止結婚資料係自108年5月24日起統計。</text:p>
          </table:table-cell>
          <table:table-cell table:number-columns-repeated="21" table:style-name="ce47"/>
          <table:table-cell table:style-name="ce3"/>
          <table:table-cell table:number-columns-repeated="16361" table:style-name="ce47"/>
        </table:table-row>
        <table:table-row table:number-rows-repeated="39" table:style-name="ro12">
          <table:table-cell table:number-columns-repeated="16384" table:style-name="ce47"/>
        </table:table-row>
        <table:table-row table:number-rows-repeated="2843" table:style-name="ro13">
          <table:table-cell table:number-columns-repeated="16384" table:style-name="ce47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3:14Z</meta:creation-date>
    <dc:date>2020-02-07T05:33:39Z</dc:date>
  </office:meta>
</office:document-meta>
</file>